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c56d" officeooo:paragraph-rsid="0015c56d"/>
    </style:style>
    <style:style style:name="P2" style:family="paragraph" style:parent-style-name="Standard">
      <style:text-properties officeooo:rsid="0015c56d" officeooo:paragraph-rsid="001646a0"/>
    </style:style>
    <style:style style:name="P3" style:family="paragraph" style:parent-style-name="Standard">
      <style:text-properties officeooo:paragraph-rsid="0015c56d"/>
    </style:style>
    <style:style style:name="P4" style:family="paragraph" style:parent-style-name="Standard">
      <style:text-properties officeooo:rsid="001645f7" officeooo:paragraph-rsid="001645f7"/>
    </style:style>
    <style:style style:name="P5" style:family="paragraph" style:parent-style-name="Standard">
      <style:text-properties officeooo:rsid="001645f7" officeooo:paragraph-rsid="001646a0"/>
    </style:style>
    <style:style style:name="P6" style:family="paragraph" style:parent-style-name="Standard">
      <style:text-properties officeooo:rsid="001645f7" officeooo:paragraph-rsid="00186b99"/>
    </style:style>
    <style:style style:name="P7" style:family="paragraph" style:parent-style-name="Standard">
      <style:text-properties officeooo:rsid="001645f7" officeooo:paragraph-rsid="001949d5"/>
    </style:style>
    <style:style style:name="P8" style:family="paragraph" style:parent-style-name="Standard">
      <style:text-properties officeooo:paragraph-rsid="001645f7"/>
    </style:style>
    <style:style style:name="P9" style:family="paragraph" style:parent-style-name="Standard">
      <style:text-properties officeooo:rsid="001646a0" officeooo:paragraph-rsid="001646a0"/>
    </style:style>
    <style:style style:name="P10" style:family="paragraph" style:parent-style-name="Standard">
      <style:text-properties officeooo:rsid="0016ab93" officeooo:paragraph-rsid="0016ab93"/>
    </style:style>
    <style:style style:name="P11" style:family="paragraph" style:parent-style-name="Standard">
      <style:text-properties officeooo:rsid="001949d5" officeooo:paragraph-rsid="001949d5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officeooo:rsid="0015c56d" officeooo:paragraph-rsid="0015c56d"/>
    </style:style>
    <style:style style:name="T1" style:family="text">
      <style:text-properties officeooo:rsid="0015c56d"/>
    </style:style>
    <style:style style:name="T2" style:family="text">
      <style:text-properties style:font-name="DejaVu Sans Mono" fo:font-size="9pt"/>
    </style:style>
    <style:style style:name="T3" style:family="text">
      <style:text-properties fo:color="#6a8759" style:font-name="DejaVu Sans Mono" fo:font-size="9pt"/>
    </style:style>
    <style:style style:name="T4" style:family="text">
      <style:text-properties fo:color="#cc7832"/>
    </style:style>
    <style:style style:name="T5" style:family="text">
      <style:text-properties fo:color="#cc7832" style:font-name="DejaVu Sans Mono" fo:font-size="9pt"/>
    </style:style>
    <style:style style:name="T6" style:family="text">
      <style:text-properties fo:color="#a9b7c6" style:font-name="DejaVu Sans Mono" fo:font-size="9pt"/>
    </style:style>
    <style:style style:name="T7" style:family="text">
      <style:text-properties fo:color="#808080" style:font-name="DejaVu Sans Mono" fo:font-size="9pt"/>
    </style:style>
    <style:style style:name="T8" style:family="text">
      <style:text-properties officeooo:rsid="001645f7"/>
    </style:style>
    <style:style style:name="T9" style:family="text">
      <style:text-properties officeooo:rsid="001646a0"/>
    </style:style>
    <style:style style:name="T10" style:family="text">
      <style:text-properties officeooo:rsid="0016ab93"/>
    </style:style>
    <style:style style:name="T11" style:family="text">
      <style:text-properties officeooo:rsid="00186b99"/>
    </style:style>
    <style:style style:name="T12" style:family="text">
      <style:text-properties officeooo:rsid="001949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S:</text:p>
      <text:p text:style-name="P1"/>
      <text:p text:style-name="P1">1. At first you need to change db settings in settings.py file. It is variable which called DB_SETTINGS. Its look like:</text:p>
      <text:p text:style-name="P3"><text:span text:style-name="T6"/></text:p>
      <text:p text:style-name="P3"><text:span text:style-name="T6">DB_SETTINGS = {</text:span></text:p>
      <text:p text:style-name="P12"><text:s text:c="4"/><text:span text:style-name="T3">'host'</text:span><text:span text:style-name="T2">: </text:span><text:span text:style-name="T3">'localhost'</text:span><text:span text:style-name="T5">,</text:span></text:p>
      <text:p text:style-name="P12"><text:span text:style-name="T4"><text:s text:c="4"/></text:span><text:span text:style-name="T3">'user'</text:span><text:span text:style-name="T2">: </text:span><text:span text:style-name="T3">'demouser'</text:span><text:span text:style-name="T5">,</text:span></text:p>
      <text:p text:style-name="P12"><text:span text:style-name="T4"><text:s text:c="4"/></text:span><text:span text:style-name="T3">'passwd'</text:span><text:span text:style-name="T2">: </text:span><text:span text:style-name="T3">'demopassword'</text:span><text:span text:style-name="T5">,</text:span></text:p>
      <text:p text:style-name="P12"><text:span text:style-name="T4"><text:s text:c="4"/></text:span><text:span text:style-name="T3">'database'</text:span><text:span text:style-name="T2">: </text:span><text:span text:style-name="T3">'demodb'</text:span></text:p>
      <text:p text:style-name="P13"><text:span text:style-name="T6">}</text:span></text:p>
      <text:p text:style-name="P3"><text:span text:style-name="T1">2. If you want to use proxy you should change the value of variable ROTATED_PROXY_ENABLED to True and add your proxy into variable HTTP_PROXIES or HTTS_PROXIES. In format like: </text:span><text:span text:style-name="T7">http://user:</text:span><text:a xlink:type="simple" xlink:href="mailto:pass@proxy1" text:style-name="Internet_20_link" text:visited-style-name="Visited_20_Internet_20_Link">pass@proxy1</text:a><text:span text:style-name="T7">:8888. </text:span><text:span text:style-name="T1">Also you can add new user agents into USER_AGENT variable</text:span></text:p>
      <text:p text:style-name="P3"/>
      <text:p text:style-name="P1">3. If you want to change the path, where scrappers will save images, you can change it in IMAGES_STORE variable</text:p>
      <text:p text:style-name="P1"/>
      <text:p text:style-name="P1"/>
      <text:p text:style-name="P1"/>
      <text:p text:style-name="P4">SCRAPPERS:</text:p>
      <text:p text:style-name="P1"/>
      <text:p text:style-name="P1">It has two scrappers:<text:line-break/><text:tab/>- amazon_search_result</text:p>
      <text:p text:style-name="P1"><text:tab/>- amazon_product_page</text:p>
      <text:p text:style-name="P1"/>
      <text:p text:style-name="P1"/>
      <text:p text:style-name="P2">amazon_search_result <text:span text:style-name="T8">are </text:span>scrapping the data from result of search from site <text:span text:style-name="T8">and store it into db</text:span></text:p>
      <text:p text:style-name="P4">The fields:</text:p>
      <text:p text:style-name="P4"><text:tab/><text:span text:style-name="T9">Product db:</text:span></text:p>
      <text:p text:style-name="P4"><text:tab/>- asin</text:p>
      <text:p text:style-name="P8"><text:span text:style-name="T8"><text:tab/>- title</text:span></text:p>
      <text:p text:style-name="P8"><text:tab/>- <text:span text:style-name="T8">rewiev_count</text:span></text:p>
      <text:p text:style-name="P8"><text:tab/>- <text:span text:style-name="T8">sponsored</text:span></text:p>
      <text:p text:style-name="P8"><text:tab/>- <text:span text:style-name="T8">sponsored_page</text:span></text:p>
      <text:p text:style-name="P8"><text:tab/>- <text:span text:style-name="T8">sponsored_position</text:span></text:p>
      <text:p text:style-name="P8"><text:tab/>- <text:span text:style-name="T8">prime</text:span></text:p>
      <text:p text:style-name="P8"><text:tab/>- <text:span text:style-name="T8">free_delivery</text:span></text:p>
      <text:p text:style-name="P8"><text:tab/>- <text:span text:style-name="T8">url</text:span></text:p>
      <text:p text:style-name="P8"><text:tab/>- <text:span text:style-name="T8">price</text:span></text:p>
      <text:p text:style-name="P8"><text:tab/>- <text:span text:style-name="T8">stars</text:span></text:p>
      <text:p text:style-name="P8"><text:tab/>- <text:span text:style-name="T9">adding_date</text:span></text:p>
      <text:p text:style-name="P8"><text:tab/>- <text:span text:style-name="T9">status(new)</text:span></text:p>
      <text:p text:style-name="P4">How to launch?</text:p>
      <text:p text:style-name="P4"><text:tab/>scrapy crawl amazon_search_result -a keyword<text:span text:style-name="T9">=SEARCH_KEY</text:span> -a pages=<text:span text:style-name="T9">MAX_PAGES</text:span></text:p>
      <text:p text:style-name="P9">Example:</text:p>
      <text:p text:style-name="P9"><text:tab/>Scrape laptops from first there pages</text:p>
      <text:p text:style-name="P4"><text:tab/>scrapy crawl amazon_search_result -a keyword=laptop -a pages=3</text:p>
      <text:p text:style-name="P10">(MAX_PAGES is optional parameter)</text:p>
      <text:p text:style-name="P4"/>
      <text:p text:style-name="P1"/>
      <text:p text:style-name="P1"/>
      <text:p text:style-name="P2"><text:soft-page-break/>amazon_product_page <text:span text:style-name="T9">are taking the urls from db, scrape all data from product page and update the db.</text:span></text:p>
      <text:p text:style-name="P9">The fields:</text:p>
      <text:p text:style-name="P9"><text:tab/>Product db:</text:p>
      <text:p text:style-name="P9"><text:tab/>- description</text:p>
      <text:p text:style-name="P9"><text:tab/>- image_url</text:p>
      <text:p text:style-name="P9"><text:tab/>- seller</text:p>
      <text:p text:style-name="P9"><text:tab/>- top_100</text:p>
      <text:p text:style-name="P9"><text:tab/>- status(updated)</text:p>
      <text:p text:style-name="P9"/>
      <text:p text:style-name="P9"><text:tab/>Category db:</text:p>
      <text:p text:style-name="P9"><text:tab/>- category</text:p>
      <text:p text:style-name="P9"><text:tab/>- rank</text:p>
      <text:p text:style-name="P9"/>
      <text:p text:style-name="P9"><text:tab/>Rewiews db:</text:p>
      <text:p text:style-name="P9"><text:tab/>- text</text:p>
      <text:p text:style-name="P9"><text:tab/>- date</text:p>
      <text:p text:style-name="P9"><text:tab/>-star</text:p>
      <text:p text:style-name="P5">How to launch?</text:p>
      <text:p text:style-name="P7"><text:tab/>scrapy crawl <text:span text:style-name="T1">amazon_product_page</text:span> -a keyword<text:span text:style-name="T10">=DB_KEY</text:span> -a <text:span text:style-name="T10">reviews</text:span>=<text:span text:style-name="T10">WITH_REVIEWS</text:span></text:p>
      <text:p text:style-name="P5">-<text:span text:style-name="T10">a image=WITH_IMAGE</text:span></text:p>
      <text:p text:style-name="P5"><text:tab/>- <text:span text:style-name="T11">DB_KEY: At default the scrapper take the links who have a status “new”. But if you want to search the links with keyword – you can add DB_KEY parameter.</text:span></text:p>
      <text:p text:style-name="P6"><text:tab/>- <text:span text:style-name="T11">WITH_REVIEWS: At default the scrapper will not scrape the top_5 reviews – what makes it faster, but if you want to scrape also reviews – turn on WITH_REVIEWS into True.</text:span></text:p>
      <text:p text:style-name="P6"><text:span text:style-name="T11"><text:tab/> - WITH_IMAGE: At default the scrapper will not download an image – what makes it also faster, and if you want to download images – also turn on it no True(image will save in path what saved in IMAGES_STORE variable in setting.py file)</text:span></text:p>
      <text:p text:style-name="P9">Example:</text:p>
      <text:p text:style-name="P9"><text:tab/>Scrape <text:span text:style-name="T11">all new links what was finded with keyword “laptop” and with reviews</text:span></text:p>
      <text:p text:style-name="P7"><text:tab/>scrapy crawl <text:span text:style-name="T1">amazon_product_page </text:span>-a keyword=laptop -a <text:span text:style-name="T10">reviews</text:span>=<text:span text:style-name="T12">True</text:span></text:p>
      <text:p text:style-name="P7"/>
      <text:p text:style-name="P7"/>
      <text:p text:style-name="P11">FUTURE:</text:p>
      <text:p text:style-name="P11"><text:tab/>Need to create better architecture of DB. It will not hard, but take a lot of time to managing with t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04:28:03.631531349</meta:creation-date>
    <dc:date>2019-09-27T05:27:42.404317400</dc:date>
    <meta:editing-duration>PT2M46S</meta:editing-duration>
    <meta:editing-cycles>1</meta:editing-cycles>
    <meta:document-statistic meta:table-count="0" meta:image-count="0" meta:object-count="0" meta:page-count="2" meta:paragraph-count="61" meta:word-count="375" meta:character-count="2383" meta:non-whitespace-character-count="2008"/>
    <meta:generator>LibreOffice/6.0.7.3$Linux_X86_64 LibreOffice_project/00m0$Build-3</meta:generator>
  </office:meta>
</office:document-meta>
</file>